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7-0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30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29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2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27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2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2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2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2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2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2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20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19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1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17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1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1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1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1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1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1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10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09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0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07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0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0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0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0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0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6-0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3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30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29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2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27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2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2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2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2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2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2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20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19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1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17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1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1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1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1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1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1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10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09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0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07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0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0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0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0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0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5-0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30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29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2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27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2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2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2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2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2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2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20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19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1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17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1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1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1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1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1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1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10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09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0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07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0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0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0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0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0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4-0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3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30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29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2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27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2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2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2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2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2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2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20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19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1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17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1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1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1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1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1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1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10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09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0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07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0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0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0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0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0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3-0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29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2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27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2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2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2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2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2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2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20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19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1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17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1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1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1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1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1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1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10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09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0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07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0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0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0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0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0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2-0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3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30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29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2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27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2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2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2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2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2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2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20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19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1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17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1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1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1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1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1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1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10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09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0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07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0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0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0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0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0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20-01-0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3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30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29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2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27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2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2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2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2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2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2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20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19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1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17 22:27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16 22:27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15 22:27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14 22:27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13 22:27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12 22:27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11 22:27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10 22:27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09 22:27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08 22:27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07 22:27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06 22:27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05 22:27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04 22:27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03 22:27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02 22:27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2-01 22:27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30 22:27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29 22:27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28 22:27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27 22:27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26 22:27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25 22:27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24 22:27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23 22:27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22 22:27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21 22:27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20 22:27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19 22:27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18 22:27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17 22:27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16 22:27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15 22:27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14 22:27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13 22:27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12 22:27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11 22:27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10 22:27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09 22:27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08 22:27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07 22:27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06 22:27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05 22:27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04 22:27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03 22:27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02 22:27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1-01 22:27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31 22:27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30 22:27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29 22:27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28 22:27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27 22:27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26 22:27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25 22:27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24 22:27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23 22:27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22 22:27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21 22:27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20 22:27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19 22:27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18 22:27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17 22:27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16 22:27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15 22:27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14 22:27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13 22:27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12 22:27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11 22:27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10 22:27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09 22:27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08 22:27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07 22:27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06 22:27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05 22:27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04 22:27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03 22:27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02 22:27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10-01 22:27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30 22:27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29 22:27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28 22:27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27 22:27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26 22:27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25 22:27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24 22:27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23 22:27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22 22:27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21 22:27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20 22:27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19 22:27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18 22:27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17 22:27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16 22:27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15 22:27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14 22:27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13 22:27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12 22:27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11 22:27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10 22:27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09 22:27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08 22:27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07 22:27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06 22:27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05 22:27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04 22:27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03 22:27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02 22:27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9-01 22:27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31 22:27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30 22:27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29 22:27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28 22:27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27 22:27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26 22:27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25 22:27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24 22:27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23 22:27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22 22:27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21 22:27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20 22:27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19 22:27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18 22:27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17 22:27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16 22:27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15 22:27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14 22:27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13 22:27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12 22:27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11 22:27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10 22:27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09 22:27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08 22:27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07 22:27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06 22:27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05 22:27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04 22:27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03 22:27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02 22:27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8-01 22:27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31 22:27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30 22:27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29 22:27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28 22:27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27 22:27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26 22:27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25 22:27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24 22:27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23 22:27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22 22:27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21 22:27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20 22:27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19 22:27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18 22:27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17 22:27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16 22:27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15 22:27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14 22:27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13 22:27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12 22:27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11 22:27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10 22:27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09 22:27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08 22:27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07 22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06 22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05 22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04 22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03 22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02 22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7-01 22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30 22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29 22:27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28 22:27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27 22:27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26 22:27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25 22:27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24 22:27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23 22:27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22 22:27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21 22:27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20 22:27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19 22:27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18 22:27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17 22:27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16 22:27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15 22:27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14 22:27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13 22:27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12 22:27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11 22:27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10 22:27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09 22:27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08 22:27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07 22:27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06 22:27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05 22:27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04 22:27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03 22:27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02 22:27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6-01 22:27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31 22:27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30 22:27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29 22:27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28 22:27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27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26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25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24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23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5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4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3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3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2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3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9-01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3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05 22:58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04 22:58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03 22:58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02 22:58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2-01 22:58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30 22:58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29 22:58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28 22:58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27 22:58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26 22:58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25 22:58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24 22:58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23 22:58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22 22:58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21 22:58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20 22:58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19 22:58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18 22:58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17 22:58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16 22:58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15 22:58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14 22:58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13 22:58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12 22:58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11 22:58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10 22:58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09 22:58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08 22:58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07 22:58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06 22:58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05 22:58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04 22:58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03 22:58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02 22:58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1-01 22:58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31 22:58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30 22:58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29 22:58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28 22:58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27 22:58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26 22:58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25 22:58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24 22:58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23 22:58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22 22:58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21 22:58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20 22:58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19 22:58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18 22:58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17 22:58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16 22:58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15 22:58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14 22:58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13 22:58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12 22:58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11 22:58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10 22:58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09 22:58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08 22:58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07 22:58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06 22:58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05 22:58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04 22:58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03 22:58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02 22:58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10-01 22:58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30 22:58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29 22:58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28 22:58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27 22:58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26 22:58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25 22:58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24 22:58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23 22:58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22 22:58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21 22:58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20 22:58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19 22:58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18 22:58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17 22:58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16 22:58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15 22:58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14 22:58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13 22:58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12 22:58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11 22:58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06 22:58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05 22:58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04 22:58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03 22:58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02 22:58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9-01 22:58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31 22:58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30 22:58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29 22:58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28 22:58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27 22:58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26 22:58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25 22:58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24 22:58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23 22:58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22 22:58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21 22:58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20 22:58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19 22:58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18 22:58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17 22:58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16 22:58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15 22:58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14 22:58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13 22:58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12 22:58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11 22:58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10 22:58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09 22:58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08 22:58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07 22:58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06 22:58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05 22:58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04 22:58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03 22:58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02 22:58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8-01 22:58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31 22:58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30 22:58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29 22:58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28 22:58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27 22:58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26 22:58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25 22:58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24 22:58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23 22:58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22 22:58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7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6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3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5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4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3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3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2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3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8-01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3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2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1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3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10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9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3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8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3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7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6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3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5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4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3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3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2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3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7-01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3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2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1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3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10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9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3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8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3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7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6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3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5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4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3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3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1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1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1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1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0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0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0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0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0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0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0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0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2-0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3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3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2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2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2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2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2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2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23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22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21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20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19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18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17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16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15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14 22:5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13 23:15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12 23:15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11 23:15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10 23:15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09 23:15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08 23:15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07 23:15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06 23:15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05 23:15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04 23:15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03 23:15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02 23:15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6-01-01 23:15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31 23:15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30 23:15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29 23:15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28 23:15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27 23:15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26 23:15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25 23:15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24 23:15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23 23:15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22 23:15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21 23:15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20 23:15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19 23:15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18 23:15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17 23:15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16 23:15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15 23:15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14 23:15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13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12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11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10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09 23:31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08 23:31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07 23:31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06 23:31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05 23:31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04 23:31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03 23:31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02 23:31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2-01 23:31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30 23:31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29 23:31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28 23:31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27 23:31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26 23:31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25 23:31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24 23:31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23 23:31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22 23:31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21 23:31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20 23:31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19 23:31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18 23:31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17 23:31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16 23:31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15 23:31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14 23:31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13 23:31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12 23:31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11 23:31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10 23:31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09 23:31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08 23:31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07 23:31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06 23:31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05 23:31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04 23:31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03 23:31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02 23:31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1-01 23:31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31 23:31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30 23:31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29 23:31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28 23:31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27 23:31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26 23:31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25 23:31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24 23:31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23 23:31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22 23:31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21 23:31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20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19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18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17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16 23:31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15 23:31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14 23:31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13 23:31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12 23:31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11 23:31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10 23:31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09 23:31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08 23:31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07 23:31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06 23:31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05 23:31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04 23:3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03 23:3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02 23:3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10-01 23:3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30 23:31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29 23:31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28 23:31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27 23:31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26 23:31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25 23:31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24 23:31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23 23:31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22 23:31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21 23:31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20 23:31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19 23:31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18 23:31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17 23:31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16 23:31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15 23:31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14 23:31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13 23:31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12 23:31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11 23:31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10 23:31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09 23:31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08 23:31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07 23:31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06 23:31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05 23:31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04 23:31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03 23:31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02 23:31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9-01 23:31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31 23:31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30 23:31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29 23:31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28 23:31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27 23:31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26 23:31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25 23:31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24 23:31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23 23:3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22 23:3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21 23:3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20 23:3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19 23:31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18 23:31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17 23:31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16 23:31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15 23:31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14 23:31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13 23:31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12 23:31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11 23:31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10 23:31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09 23:31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08 23:31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07 23:31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06 23:31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05 23:31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04 23:31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03 23:31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02 23:31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8-01 23:31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31 23:31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30 23:31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29 23:31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28 23:31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27 23:31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26 23:31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25 23:31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24 23:31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23 23:31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22 23:31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21 23:31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20 23:31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19 23:31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18 23:31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17 23:31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16 23:31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15 23:31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14 23:31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13 23:31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12 23:31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11 23:31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10 23:31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09 23:31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08 23:3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07 23:3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06 23:3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05 23:3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04 23:3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03 23:3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02 23:3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7-01 23:3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30 23:31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29 23:31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28 23:31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27 23:31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26 23:31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25 23:31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24 23:31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23 23:31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22 23:31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21 23:31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20 23:31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19 23:31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18 23:31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17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16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15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14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13 23:32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12 23:32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11 23:32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10 23:32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09 23:32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08 23:32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07 23:32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06 23:32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05 23:32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04 23:32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03 23:32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02 23:32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6-01 23:3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31 23:3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30 23:3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29 23:3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28 23:3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27 23:3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26 23:3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25 23:3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24 23:3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23 23:32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22 23:32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21 23:32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20 23:32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19 23:3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18 23:3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17 23:3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16 23:3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15 23:32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14 23:32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13 23:32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12 23:32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11 23:32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10 23:32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09 23:32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08 23:32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07 23:32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06 23:32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05 23:32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04 23:32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03 23:3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02 23:3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5-01 23:3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30 23:3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29 23:3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28 23:32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27 23:32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26 23:32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25 23:32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24 23:32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23 23:32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22 23:32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21 23:32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20 23:3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19 23:3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18 23:3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17 23:3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16 23:32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15 23:32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14 23:32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13 23:32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12 23:32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11 23:32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10 23:32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09 23:32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08 23:32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07 23:32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06 23:32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05 23:32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04 23:32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03 23:32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02 23:32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4-01 23:32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31 23:32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30 23:32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29 23:32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28 23:32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27 23:32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26 23:32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25 23:32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24 23:32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23 23:32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22 23:32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21 23:32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20 23:32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19 23:32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18 23:32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17 23:32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16 23:32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15 23:32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14 23:32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13 23:32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12 23:32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11 23:32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10 23:32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09 23:32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08 23:32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07 23:32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06 23:32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05 23:32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04 23:32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03 23:32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02 23:32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3-01 23:32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28 23:32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27 23:32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26 23:32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25 23:32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24 23:32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23 23:32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22 23:32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21 23:32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20 23:32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19 23:32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18 23:32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17 23:32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16 23:32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15 23:32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14 23:32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13 23:32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12 23:32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11 23:32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10 23:32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09 23:32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08 23:32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07 23:32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06 23:32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05 23:32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04 23:32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03 23:32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02 23:32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2-01 23:32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31 23:32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30 23:32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29 23:32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28 23:32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27 23:32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26 23:32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25 23:32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24 23:32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23 23:32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22 23:32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21 23:32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20 23:32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19 23:32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18 23:32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17 23:32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16 23:32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15 23:32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14 23:32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13 23:32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12 23:32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11 23:32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10 23:32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09 23:32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08 23:32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07 23:32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06 23:32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05 23:32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04 23:32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03 23:32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02 23:3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5-01-01 23:3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31 23:3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30 23:3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29 23:32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28 23:32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27 23:32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26 23:32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25 23:32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24 23:32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23 23:32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22 23:32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21 23:32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20 23:32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19 23:32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18 23:32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17 23:32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16 23:32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15 23:32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14 23:32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13 23:32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12 23:3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11 23:3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10 23:3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09 23:3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08 23:32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07 23:32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06 23:32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05 23:32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04 23:32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03 23:32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02 23:32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2-01 23:32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30 23:32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29 23:32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28 23:32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27 23:32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26 23:32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25 23:32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24 23:32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23 23:32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22 23:32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21 23:32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20 23:32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19 23:32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18 23:32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17 23:3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16 23:3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15 23:3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14 23:3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13 23:32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12 23:32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11 23:32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10 23:32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09 23:32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08 23:32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07 23:32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06 23:32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05 23:32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04 23:32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03 23:32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02 23:32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1-01 23:32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31 23:32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30 23:32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29 23:32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28 23:32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27 23:32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26 23:32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25 23:32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24 23:32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23 23:32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22 23:32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21 23:32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20 23:32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19 23:32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18 23:32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17 23:32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16 23:32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15 23:32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14 23:32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13 23:32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12 23:32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11 23:32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10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09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08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07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06 23:33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05 23:33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04 23:33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03 23:33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02 23:33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10-01 23:33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30 23:33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29 23:33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28 23:33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27 23:33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26 23:33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25 23:33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24 23:33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23 23:33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22 23:33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21 23:33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20 23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19 23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18 23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17 23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16 23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15 23:33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14 23:33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13 23:33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12 23:33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11 23:33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10 23:33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09 23:33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08 23:33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07 23:33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06 23:33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05 23:33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04 23:33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03 23:33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02 23:33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9-01 23:33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31 23:33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30 23:33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29 23:33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28 23:33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27 23:33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26 23:33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25 23:33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24 23:33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23 23:33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22 23:33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21 23:33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20 23:33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19 23:33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18 23:33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17 23:33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16 23:33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15 23:33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14 23:33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13 23:33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12 23:33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11 23:33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10 23:33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09 23:33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08 23:33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07 23:33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06 23:33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05 23:33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04 23:33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03 23:33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02 23:33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8-01 23:33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31 23:33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30 23:33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29 23:33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28 23:33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27 23:33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26 23:33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25 23:33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24 23:33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23 23:33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22 23:33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21 23:33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20 23:33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19 23:33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18 23:33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17 23:33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16 23:33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15 23:33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14 23:33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13 23:33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12 23:33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11 23:33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10 23:33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09 23:33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08 23:33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07 23:33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06 23:33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05 23:33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04 23:33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03 23:33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02 23:33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7-01 23:33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30 23:33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29 23:33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28 23:33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27 23:33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26 23:33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25 23:33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24 23:33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23 23:33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22 23:33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21 23:33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20 23:33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19 23:33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18 23:33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17 23:33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16 23:33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15 23:33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14 23:33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13 23:33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12 23:33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11 23:33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10 23:33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09 23:33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08 23:33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07 23:33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06 23:33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05 23:33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04 23:33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03 23:33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02 23:33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6-01 23:33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31 23:33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30 23:33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29 23:33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28 23:33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27 23:33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26 23:33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25 23:33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24 23:33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23 23:33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22 23:33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21 23:33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20 23:33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19 23:33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18 23:33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17 23:33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16 23:33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15 23:33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14 23:33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13 23:33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12 23:33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11 23:33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10 23:33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09 23:33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08 23:33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07 23:33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06 23:33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05 23:3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04 23:3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03 23:3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02 23:3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5-01 23:33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30 23:33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29 23:33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28 23:33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27 23:33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26 23:33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25 23:33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24 23:33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23 23:33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22 23:33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21 23:33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20 23:33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19 23:33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18 23:33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17 23:33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16 23:33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15 23:33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14 23:3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13 23:3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12 23:3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11 23:3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10 23:33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09 23:33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08 23:33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07 23:33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06 23:33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05 23:33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04 23:33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03 23:33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02 23:33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4-01 23:33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31 23:33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30 23:33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29 23:33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28 23:33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27 23:33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26 23:33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25 23:33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24 23:33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23 23:33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22 23:33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21 23:33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20 23:33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19 23:33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18 23:33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17 23:33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16 23:33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15 23:33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14 23:33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13 23:33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12 23:33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11 23:33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10 23:33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09 23:33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08 23:33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07 23:33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06 23:33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05 23:33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04 23:33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03 23:33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02 23:33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3-01 23:33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28 23:33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27 23:33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26 23:33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25 23:33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24 23:33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23 23:33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22 23:33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21 23:33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20 23:33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19 23:33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18 23:33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17 23:33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16 23:33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15 23:33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14 23:33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13 23:33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12 23:33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11 23:33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10 23:33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09 23:33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08 23:33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07 23:33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06 23:33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05 23:33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04 23:33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03 23:33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02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2-01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31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30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29 23:34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28 23:34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27 23:34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26 23:34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25 23:34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24 23:34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23 23:34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22 23:34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21 23:34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20 23:34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19 23:34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18 23:34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17 23:34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16 23:34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15 23:34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14 23:34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13 23:3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12 23:3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11 23:3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10 23:3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09 23:3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08 23:3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07 23:3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06 23:3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05 23:3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04 23:3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03 23:3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02 23:3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4-01-01 23:3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31 23:34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30 23:34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29 23:34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28 23:34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27 23:34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26 23:34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25 23:34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24 23:34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23 23:34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22 23:34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21 23:34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20 23:34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19 23:34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18 23:34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17 23:34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16 23:34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15 23:34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14 23:34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13 23:34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12 23:34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11 23:34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10 23:34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09 23:34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08 23:34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07 23:34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06 23:34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05 23:34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04 23:34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03 23:34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02 23:3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2-01 23:3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30 23:3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29 23:3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28 23:34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27 23:34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26 23:34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25 23:34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24 23:34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23 23:34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22 23:34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21 23:34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20 23:34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19 23:34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18 23:34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17 23:34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16 23:34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15 23:34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14 23:34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13 23:34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12 23:34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11 23:34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10 23:34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09 23:34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08 23:34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07 23:34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06 23:34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05 23:34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04 23:34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03 23:34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02 23:34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1-01 23:34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31 23:34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30 23:34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29 23:34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28 23:34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27 23:34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26 23:34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25 23:34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24 23:34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23 23:34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22 23:34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21 23:3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20 23:3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19 23:3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18 23:3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17 23:34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16 23:34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15 23:34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14 23:34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13 23:34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12 23:34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11 23:34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10 23:34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09 23:34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08 23:34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07 23:34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06 23:34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05 23:34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04 23:34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03 23:34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02 23:34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10-01 23:34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30 23:34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29 23:34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28 23:34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27 23:34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26 23:34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25 23:34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24 23:34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23 23:34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22 23:34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21 23:34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20 23:34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19 23:34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18 23:34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17 23:34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16 23:34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15 23:34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14 23:34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13 23:34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12 23:34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11 23:34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10 23:34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09 23:34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08 23:34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07 23:34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06 23:34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05 23:34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04 23:34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03 23:34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02 23:34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9-01 23:34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31 23:34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30 23:34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29 23:34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28 23:34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27 23:34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26 23:34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25 23:34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24 23:34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23 23:34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22 23:34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21 23:34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20 23:34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19 23:34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18 23:34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17 23:34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16 23:34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15 23:34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14 23:34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13 23:34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12 23:34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11 23:34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10 23:34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09 23:34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08 23:34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07 23:34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06 23:34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05 23:3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04 23:3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03 23:3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02 23:3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8-01 23:3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31 23:3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30 23:3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29 23:3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28 23:34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27 23:34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26 23:34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25 23:34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24 23:34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23 23:34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22 23:34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21 23:34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20 23:34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19 23:34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18 23:34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17 23:34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16 23:34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15 23:34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14 23:34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13 23:34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12 23:34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11 23:34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10 23:34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09 23:34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08 23:34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07 23:34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06 23:34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05 23:34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04 23:34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03 23:34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02 23:34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7-01 23:34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30 23:34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29 23:34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28 23:34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27 23:34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26 23:34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25 23:34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24 23:34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23 23:34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22 23:34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21 23:34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20 23:34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19 23:34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18 23:34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17 23:34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16 23:34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15 23:34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14 23:34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13 23:34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12 23:34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11 23:34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10 23:34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09 23:34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08 23:34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07 23:34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06 23:34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05 23:34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04 23:34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03 23:34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02 23:34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6-01 23:34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31 23:34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30 23:34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29 23:34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28 23:34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27 23:34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26 23:34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25 23:34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24 23:34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23 23:34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22 23:34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21 23:34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20 23:34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19 23:34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18 23:34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17 23:34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16 23:34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15 23:34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14 23:34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13 23:34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12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11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10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09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08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07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06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05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04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03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02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5-01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30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29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28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27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26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25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24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23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22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21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20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19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18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17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16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15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14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13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12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11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10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09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08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4-07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2-02 23:35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2-01 23:35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31 23:35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30 23:35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29 23:35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28 23:35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27 23:35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26 23:35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25 23:35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24 23:35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23 23:35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22 23:35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21 23:35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20 23:35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19 23:35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18 23:35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17 23:35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16 23:35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15 23:35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14 23:35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13 23:35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12 23:35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11 23:35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10 23:35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09 23:35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08 23:35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07 23:35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06 23:35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05 23:35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04 23:35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03 23:35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02 23:35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3-01-01 23:35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31 23:35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30 23:35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29 23:35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28 23:35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27 23:35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26 23:35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25 23:35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24 23:35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23 23:35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22 23:35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21 23:35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20 23:35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19 23:35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18 23:35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17 23:35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16 23:35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15 23:35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14 23:35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13 23:35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12 23:35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11 23:35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10 23:35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09 23:35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08 23:35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07 23:35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06 23:35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05 23:35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04 23:35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03 23:35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02 23:35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2-01 23:35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30 23:35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29 23:35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28 23:35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27 23:35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26 23:35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25 23:35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24 23:35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23 23:35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22 23:35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21 23:35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20 23:35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19 23:35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18 23:35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17 23:35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16 23:35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15 23:35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14 23:35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13 23:35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12 23:35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11 23:35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10 23:35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09 23:35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08 23:35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07 23:35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06 23:35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05 23:35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04 23:35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03 23:35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02 23:35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1-01 23:35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31 23:35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30 23:35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29 23:35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28 23:35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27 23:35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26 23:35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25 23:35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24 23:35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23 23:35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22 23:35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21 23:35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20 23:35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19 23:35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18 23:35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17 23:35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16 23:35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15 23:35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14 23:35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13 23:35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12 23:35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11 23:35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10 23:35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09 23:35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08 23:35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07 23:35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06 23:35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05 23:35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04 23:35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03 23:35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02 23:35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10-01 23:35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30 23:35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29 23:35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28 23:35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27 23:35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26 23:35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25 23:35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24 23:35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23 23:35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22 23:35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21 23:35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20 23:35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19 23:35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18 23:35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17 23:35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16 23:35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15 23:35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14 23:35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13 23:35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12 23:35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11 23:35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10 23:35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09 23:35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08 23:35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07 23:35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06 23:35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05 23:35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04 23:35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03 23:35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02 23:35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9-01 23:35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8-31 23:35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8-30 23:35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8-29 23:35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201</text:p>
          </table:table-cell>
          <table:table-cell office:value-type="string" calcext:value-type="string">
            <text:p>Rushville_S.17E</text:p>
          </table:table-cell>
          <table:table-cell office:value-type="string" calcext:value-type="string">
            <text:p>2012-08-28 23:35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54" meta:object-count="0"/>
    <meta:user-defined meta:name="AppVersion">3.0</meta:user-defined>
  </office:meta>
</office:document-meta>
</file>